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_5f_TOC1">
      <style:paragraph-properties>
        <style:tab-stops>
          <style:tab-stop style:position="6.2638in" style:type="right" style:leader-style="dotted" style:leader-text="."/>
        </style:tab-stops>
      </style:paragraph-properties>
    </style:style>
    <style:style style:name="P29" style:family="paragraph" style:parent-style-name="_5f_TOC2">
      <style:paragraph-properties>
        <style:tab-stops>
          <style:tab-stop style:position="6.1063in" style:type="right" style:leader-style="dotted" style:leader-text="."/>
        </style:tab-stops>
      </style:paragraph-properties>
    </style:style>
    <style:style style:name="P30" style:family="paragraph" style:parent-style-name="IPG_5f_chapter_5f_title">
      <style:paragraph-properties fo:break-before="page"/>
    </style:style>
    <style:style style:name="P31" style:family="paragraph" style:parent-style-name="IPG_5f_chapter_5f_title" style:master-page-name="_5f_ChapterStart">
      <style:paragraph-properties style:page-number="auto"/>
    </style:style>
    <style:style style:name="P32" style:family="paragraph" style:parent-style-name="_5f_PrefaceTitle" style:master-page-name="_5f_Title">
      <style:paragraph-properties style:page-number="auto"/>
    </style:style>
    <style:style style:name="P33" style:family="paragraph" style:parent-style-name="TextBody" style:list-style-name="L1"/>
    <style:style style:name="P34" style:family="paragraph" style:parent-style-name="TextBody" style:list-style-name="L2"/>
    <style:style style:name="P35" style:family="paragraph" style:parent-style-name="TextBody" style:list-style-name="L3"/>
    <style:style style:name="P36" style:family="paragraph" style:parent-style-name="TextBody" style:list-style-name="L4"/>
    <style:style style:name="P37" style:family="paragraph" style:parent-style-name="TextBody" style:list-style-name="L5"/>
    <style:style style:name="P38" style:family="paragraph" style:parent-style-name="TextBody" style:list-style-name="L6"/>
    <style:style style:name="P39" style:family="paragraph" style:parent-style-name="TextBody" style:list-style-name="L7"/>
    <style:style style:name="P40" style:family="paragraph" style:parent-style-name="TextBody" style:list-style-name="L8"/>
    <style:style style:name="P41" style:family="paragraph" style:parent-style-name="TextBody" style:list-style-name="L9"/>
    <style:style style:name="P42" style:family="paragraph" style:parent-style-name="TextBody" style:list-style-name="L10"/>
    <style:style style:name="P43" style:family="paragraph" style:parent-style-name="Heading1">
      <style:text-properties style:font-name="Arial" fo:font-size="18pt" fo:font-weight="bold"/>
    </style:style>
    <style:style style:name="P44" style:family="paragraph" style:parent-style-name="Heading1">
      <style:paragraph-properties fo:break-before="page"/>
    </style:style>
    <style:style style:name="P45"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63in" draw:visible-area-height="5.4646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85in" draw:visible-area-height="5.6185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text:bookmark text:name="__RefHeading__6846_1439623614"/>TinyCAD user manual<text:bookmark-end text:name="__RefHeading__6846_1439623614"/></text:p>
      <text:p text:style-name="TextBody">Version 2.80.00</text:p>
      <text:p text:style-name="TextBody">http://tinycad.sourceforge.net</text:p>
      <text:p text:style-name="TextBody"/>
      <text:list xml:id="list38526478" text:style-name="Outline">
        <text:list-item>
          <text:list>
            <text:list-item>
              <text:h text:style-name="P44"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38637319"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29">Copyright 1994-1995,2002-2010 Matt Pyne.<text:tab/>2</text:p>
          <text:p text:style-name="P29">Credits<text:tab/>2</text:p>
          <text:p text:style-name="P28">1Overview of TinyCAD Features<text:tab/>7</text:p>
          <text:p text:style-name="P28">2Drawing a design<text:tab/>9</text:p>
          <text:p text:style-name="P29">To place symbols in to your design<text:tab/>9</text:p>
          <text:p text:style-name="P29">To wire up your design<text:tab/>9</text:p>
          <text:p text:style-name="P29">Editing your drawing<text:tab/>11</text:p>
          <text:p text:style-name="P29">Symbol attributes<text:tab/>12</text:p>
          <text:p text:style-name="P29">Automatic junction placement<text:tab/>12</text:p>
          <text:p text:style-name="P29">Advanced drawing techniques<text:tab/>13</text:p>
          <text:p text:style-name="P29">Adding power<text:tab/>13</text:p>
          <text:p text:style-name="P29">Using labels<text:tab/>14</text:p>
          <text:p text:style-name="P29">Adding buses<text:tab/>15</text:p>
          <text:p text:style-name="P29">Adding text and annotations<text:tab/>16</text:p>
          <text:p text:style-name="P29">Drawing rectangles and ellipses<text:tab/>16</text:p>
          <text:p text:style-name="P29">Drawing polygons &amp; polylines<text:tab/>16</text:p>
          <text:p text:style-name="P29">Changing the drawing order<text:tab/>17</text:p>
          <text:p text:style-name="P28">3An introduction to libraries<text:tab/>19</text:p>
          <text:p text:style-name="P29">Symbol pins<text:tab/>21</text:p>
          <text:p text:style-name="P29">Multiple parts per package<text:tab/>21</text:p>
          <text:p text:style-name="P29">Creating a new symbol library<text:tab/>24</text:p>
          <text:p text:style-name="P28">4Printing a design<text:tab/>27</text:p>
          <text:p text:style-name="P28">5Exporting to PCB programs<text:tab/>29</text:p>
          <text:p text:style-name="P29">Use wires and symbols correctly<text:tab/>29</text:p>
          <text:p text:style-name="P29">Add the “package” attribute to all symbols<text:tab/>29</text:p>
          <text:p text:style-name="P28">6Using multiple sheet schematics<text:tab/>31</text:p>
          <text:p text:style-name="P29">Using multiple sheets<text:tab/>31</text:p>
          <text:p text:style-name="P29">Using hierarchical designs<text:tab/>31</text:p>
          <text:p text:style-name="P29"><text:soft-page-break/>Using both hierarchical designs and multiple sheets<text:tab/>32</text:p>
          <text:p text:style-name="P28">7Using SPICE with TinyCAD<text:tab/>33</text:p>
          <text:p text:style-name="P29">The TinyCAD SPICE system<text:tab/>33</text:p>
          <text:p text:style-name="P29">The SPICE template strings<text:tab/>35</text:p>
          <text:p text:style-name="P29">The Spice Prologue and Epilogue<text:tab/>35</text:p>
          <text:p text:style-name="P29">The SPICE RUN node<text:tab/>36</text:p>
          <text:p text:style-name="P29">The “0” net<text:tab/>36</text:p>
          <text:p text:style-name="P29">Generation of the SPICE file<text:tab/>36</text:p>
          <text:p text:style-name="P29">Advanced SPICE file generation with conditional statements<text:tab/>37</text:p>
          <text:p text:style-name="P28">8Menu reference<text:tab/>39</text:p>
          <text:p text:style-name="P29">File menu<text:tab/>39</text:p>
          <text:p text:style-name="P29">Edit menu<text:tab/>42</text:p>
          <text:p text:style-name="P29">Library menu<text:tab/>45</text:p>
          <text:p text:style-name="P29">Symbol menu<text:tab/>47</text:p>
          <text:p text:style-name="P29">Special menu<text:tab/>48</text:p>
          <text:p text:style-name="P29">Options menu<text:tab/>50</text:p>
          <text:p text:style-name="P28">9Toolbar reference<text:tab/>53</text:p>
          <text:p text:style-name="P29">Annotation toolbar<text:tab/>53</text:p>
          <text:p text:style-name="P29">Drawing toolbar<text:tab/>54</text:p>
          <text:p text:style-name="P29">Block toolbar <text:tab/>56</text:p>
          <text:p text:style-name="P29">Drawing toolbar<text:tab/>58</text:p>
          <text:p text:style-name="P29">File toolbar<text:tab/>62</text:p>
          <text:p text:style-name="P28">10Change log<text:tab/>65</text:p>
          <text:p text:style-name="P29">Changes since version 2.70.00 Build 248 Beta<text:tab/>65</text:p>
          <text:p text:style-name="P29">Changes since version 2.60.01<text:tab/>65</text:p>
          <text:p text:style-name="P29">Changes since version 2.50.00<text:tab/>66</text:p>
          <text:p text:style-name="P28">11Changes and/or corrections <text:tab/>69</text:p>
          <text:p text:style-name="P29">How to build TinyCAD<text:tab/>69</text:p>
          <text:p text:style-name="_5f_TOC1">12FAQ - Frequently Asked Questions – FAQ<text:tab/>71</text:p>
        </text:index-body>
      </text:table-of-content>
      <text:p text:style-name="IndentedSingle"/>
      <text:list xml:id="list38627784" text:continue-numbering="true" text:style-name="Outline">
        <text:list-item>
          <text:h text:style-name="P30" text:outline-level="1"><text:bookmark text:name="__RefHeading__6856_1439623614"/><text:bookmark text:name="Overview of TinyCAD’s features"/>Overview of TinyCAD Features<text:bookmark-end text:name="__RefHeading__6856_1439623614"/></text:h>
        </text:list-item>
      </text:list>
      <text:p text:style-name="P16"/>
      <text:p text:style-name="P16"><draw:frame draw:style-name="fr8"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38617632"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38626695"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38505016" text:style-name="_5f_Tip">
        <text:list-item>
          <text:p text:style-name="P45">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38634555" text:continue-list="list38626695"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38642399" text:continue-list="list38505016" text:style-name="_5f_Tip">
        <text:list-item>
          <text:p text:style-name="P45">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38622836" text:continue-list="list38634555" text:style-name="Outline">
        <text:list-item>
          <text:list>
            <text:list-item>
              <text:h text:style-name="P44"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38620738" text:continue-numbering="true" text:style-name="Outline">
        <text:list-item>
          <text:list>
            <text:list-item>
              <text:h text:style-name="P44"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38644929"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38635684"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38630867"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38647764" text:continue-numbering="true" text:style-name="Outline">
        <text:list-item>
          <text:list>
            <text:list-item>
              <text:h text:style-name="P44" text:outline-level="2"><text:bookmark text:name="__RefHeading__7382_1439623614"/><text:bookmark text:name="Using Labels"/>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38629792" text:continue-numbering="true" text:style-name="Outline">
        <text:list-item>
          <text:list>
            <text:list-item>
              <text:h text:style-name="P44" text:outline-level="2"><text:bookmark text:name="__RefHeading__7384_1439623614"/><text:bookmark text:name="Adding Buses"/>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38645888" text:continue-numbering="true" text:style-name="Outline">
        <text:list-item>
          <text:list>
            <text:list-item>
              <text:h text:style-name="Heading1" text:outline-level="2"><text:bookmark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38645076"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38621715" text:continue-numbering="true" text:style-name="Outline">
        <text:list-item>
          <text:list>
            <text:list-item>
              <text:h text:style-name="Heading1" text:outline-level="2"><text:bookmark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38632869"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38644734" text:continue-numbering="true" text:style-name="Outline">
        <text:list-item>
          <text:h text:style-name="P30"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38621859"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38648898" text:continue-numbering="true" text:style-name="Outline">
        <text:list-item>
          <text:list>
            <text:list-item>
              <text:h text:style-name="Heading1" text:outline-level="2"><text:bookmark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38621698" text:continue-numbering="true" text:style-name="Outline">
        <text:list-item>
          <text:list>
            <text:list-item>
              <text:h text:style-name="P44"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38640308" text:continue-numbering="true" text:style-name="Outline">
        <text:list-item>
          <text:h text:style-name="P30"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38625130"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38505253" text:style-name="L1">
        <text:list-item>
          <text:p text:style-name="P33">Use wires and symbols correctly</text:p>
        </text:list-item>
        <text:list-item>
          <text:p text:style-name="P33">Add the “Package” attribute to symbols</text:p>
        </text:list-item>
        <text:list-item>
          <text:p text:style-name="P33">Export the netlist in a format compatible with your PCB layout program</text:p>
        </text:list-item>
      </text:list>
      <text:list xml:id="list38617826" text:continue-list="list38625130"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38640975"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38630423" text:continue-numbering="true" text:style-name="Outline">
        <text:list-item>
          <text:h text:style-name="P30"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38641867"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38641745"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38635791"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38629466"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38637474" text:continue-list="list38642399"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38618435" text:continue-list="list38629466"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38527185" text:style-name="L2">
        <text:list-item>
          <text:p text:style-name="P34">The “model” template – this is the string that is inserted into the SPICE file for every instance of the component in the circuit. </text:p>
        </text:list-item>
        <text:list-item>
          <text:p text:style-name="P34">The “prolog” template – this is the string that is inserted into the top of the SPICE file. It is only inserted once per component type. </text:p>
        </text:list-item>
        <text:list-item>
          <text:p text:style-name="P34">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38503509" text:style-name="L3">
        <text:list-item>
          <text:p text:style-name="P35">The circuit must be constructed using only SPICE enabled symbols </text:p>
        </text:list-item>
        <text:list-item>
          <text:p text:style-name="P35">The circuit must have a special “RUN” symbol (which will need to be created by you). </text:p>
        </text:list-item>
        <text:list-item>
          <text:p text:style-name="P35">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38629673" text:continue-list="list38618435" text:style-name="Outline">
        <text:list-item>
          <text:list>
            <text:list-item>
              <text:h text:style-name="P44"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38646167"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38626484" text:continue-numbering="true" text:style-name="Outline">
        <text:list-item>
          <text:list>
            <text:list-item>
              <text:h text:style-name="P44"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38628381"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38531079" text:style-name="L4">
        <text:list-item>
          <text:p text:style-name="P36">Use a label. Any connections with a label will use the label’s name in the SPICE net </text:p>
        </text:list-item>
        <text:list-item>
          <text:p text:style-name="P36">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38648298" text:continue-list="list38628381" text:style-name="Outline">
        <text:list-item>
          <text:list>
            <text:list-item>
              <text:h text:style-name="Heading1" text:outline-level="2"><text:bookmark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38638087" text:continue-numbering="true" text:style-name="Outline">
        <text:list-item>
          <text:list>
            <text:list-item>
              <text:h text:style-name="P44"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38510399" text:style-name="L5">
        <text:list-item>
          <text:p text:style-name="P37">Test to see if an attribute is defined on the symbol </text:p>
        </text:list-item>
        <text:list-item>
          <text:p text:style-name="P37">Test to see if an attribute is an empty string on the symbol </text:p>
        </text:list-item>
        <text:list-item>
          <text:p text:style-name="P37">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38649076" text:continue-list="list38638087" text:style-name="Outline">
        <text:list-item>
          <text:h text:style-name="P30" text:outline-level="1"><text:bookmark text:name="__RefHeading__6898_1439623614"/><text:bookmark text:name="File Menu Reference"/>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38632302" text:continue-numbering="true" text:style-name="Outline">
        <text:list-item>
          <text:list>
            <text:list-item>
              <text:h text:style-name="P44"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38647783" text:continue-numbering="true" text:style-name="Outline">
        <text:list-item>
          <text:list>
            <text:list-item>
              <text:h text:style-name="P44" text:outline-level="2"><text:bookmark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38648822"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38625882" text:continue-list="list38637474"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38632380" text:continue-list="list38648822" text:style-name="Outline">
        <text:list-item>
          <text:list>
            <text:list-item>
              <text:h text:style-name="Heading1" text:outline-level="2"><text:bookmark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38624824" text:continue-numbering="true" text:style-name="Outline">
        <text:list-item>
          <text:list>
            <text:list-item>
              <text:h text:style-name="Heading1" text:outline-level="2"><text:bookmark text:name="__RefHeading__6910_1439623614"/><text:bookmark text:name="Options Menu Reference"/><text:soft-page-break/>Options menu<text:bookmark-end text:name="__RefHeading__6910_1439623614"/></text:h>
            </text:list-item>
          </text:list>
        </text:list-item>
      </text:list>
      <text:p text:style-name="Heading2">Settings</text:p>
      <text:p text:style-name="P26"><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38628996" text:continue-numbering="true" text:style-name="Outline">
        <text:list-item>
          <text:h text:style-name="P30"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38636692" text:continue-numbering="true" text:style-name="Outline">
        <text:list-item>
          <text:list>
            <text:list-item>
              <text:h text:style-name="P43" text:outline-level="2"><text:bookmark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38642938" text:continue-numbering="true" text:style-name="Outline">
        <text:list-item>
          <text:list>
            <text:list-item>
              <text:h text:style-name="P44"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38643539" text:continue-numbering="true" text:style-name="Outline">
        <text:list-item>
          <text:list>
            <text:list-item>
              <text:h text:style-name="P44"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text:soft-page-break/>Power</text:p>
      <text:p text:style-name="TextBody">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text:soft-page-break/>Control Panel and alter the double click speed faster. (See the Window's Manuals for more details).</text:p>
      <text:p text:style-name="TextBody">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38638651" text:continue-list="list38625882" text:style-name="_5f_Tip">
        <text:list-item>
          <text:p text:style-name="Tip">You may also use the scroll-wheel to zoom.</text:p>
        </text:list-item>
      </text:list>
      <text:list xml:id="list38645391" text:continue-list="list38643539" text:style-name="Outline">
        <text:list-item>
          <text:list>
            <text:list-item>
              <text:h text:style-name="P44"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38618776"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Changes since version 2.70.03</text:h>
            </text:list-item>
          </text:list>
        </text:list-item>
      </text:list>
      <text:list xml:id="list38509576" text:style-name="L6">
        <text:list-item>
          <text:p text:style-name="P38">Feature Requests #2722995 implemented. <text:s/>Message now says that "This file was not created in TinyCAD.".</text:p>
        </text:list-item>
        <text:list-item>
          <text:p text:style-name="P38">Feature Requests #3015178 implemented. <text:s/>Now all menu items that open a dialog box end with "..." as is customary in Windows and other modern GUI's.</text:p>
        </text:list-item>
        <text:list-item>
          <text:p text:style-name="P38">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38">Bug Fix #xxxxxxx implemented. <text:s/>Crashes no longer occur when accessing members of the most frequently used library symbol list. <text:s/>Now if an entry becomes obsolete, it is removed from the list so that it can't be selected.</text:p>
        </text:list-item>
        <text:list-item>
          <text:p text:style-name="P38">Bug Fix #2782974,2633697 implemented. <text:s/>Corrected the misspelling of the word "Annotate" across all files.</text:p>
        </text:list-item>
        <text:list-item>
          <text:p text:style-name="P38">Bug Fix #xxxxxxx implemented. <text:s/>Corrected the misspelling of the word "Hierarchical" across all files. <text:s/>As a consequence of this type fix, new TinyCAD design files that contain hierarchical symbols cannot be read by older versions of TinyCAD, but newer versions of TinyCAD will still be able to read older design files.</text:p>
        </text:list-item>
        <text:list-item>
          <text:p text:style-name="P38">Bug Fix #??????? implemented. <text:s/>Extended the design rule checker to include tests for non-case distinct net names, unassigned reference designators, and nets with multiple names.</text:p>
        </text:list-item>
        <text:list-item>
          <text:p text:style-name="P38">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38">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38">Bug Fix #3058944, 2887870 implemented. <text:s/>The MSVC runtime library is now installed by the installer.</text:p>
        </text:list-item>
        <text:list-item>
          <text:p text:style-name="P38"><text:soft-page-break/>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38">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38">Bug Fix #??????? implemented. <text:s/>The No-Connect marker is now disabled when editing a symbol.</text:p>
        </text:list-item>
        <text:list-item>
          <text:p text:style-name="P38">Bug Fix #3067069 implemented. <text:s/>For power objects and labels, the accelerator keys now delete, cut, copy , and paste the object right after selecting it.</text:p>
        </text:list-item>
        <text:list-item>
          <text:p text:style-name="P38">Feature Addition: <text:s/>A "Re-Check" button has been added to the ERC message box to permit rechecking the design after changes have been made without having to go through the dialog again.</text:p>
        </text:list-item>
        <text:list-item>
          <text:p text:style-name="P38">Feature Addition: <text:s/>ERC "not connected" warnings have been eliminated for pins of type "not-connected".</text:p>
        </text:list-item>
      </text:list>
      <text:list xml:id="list38628265" text:continue-list="list38618776" text:style-name="Outline">
        <text:list-item>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list xml:id="list38511421" text:style-name="L7">
        <text:list-item>
          <text:p text:style-name="P39">Added .TCLib (SQLite3) format libraries to the installer.</text:p>
        </text:list-item>
        <text:list-item>
          <text:p text:style-name="P39">Added a very large number of libraries that have been organized and cleaned up by Stephen Friederichs. <text:s/>Many of these new symbols include footprint references suitable for FreePCB.</text:p>
        </text:list-item>
        <text:list-item>
          <text:p text:style-name="P39">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39">Added improved pin name and number auto-increment capability to provide better support for alpha-numeric pin names and numbers. <text:s/>Thanks Thomas Peterson!</text:p>
        </text:list-item>
        <text:list-item>
          <text:p text:style-name="P39">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39">Added new PDF format user's manual. <text:s/>Thanks Greg Endler!</text:p>
        </text:list-item>
        <text:list-item>
          <text:p text:style-name="P39">Fixed the long broken help file pictures and re-enabled the text search function.</text:p>
        </text:list-item>
      </text:list>
      <text:list xml:id="list38637178" text:continue-list="list38628265" text:style-name="Outline">
        <text:list-item>
          <text:list>
            <text:list-item>
              <text:h text:style-name="Heading1" text:outline-level="2"><text:bookmark text:name="__RefHeading__6210_1439623614"/><text:soft-page-break/>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38535235" text:style-name="L8">
        <text:list-item>
          <text:p text:style-name="P40">Modified the TinyCAD source to support Visual Studio 2003, 2005, or 2008 to be more convenient to developers who have newer or older versions of Visual Studio.</text:p>
        </text:list-item>
        <text:list-item>
          <text:p text:style-name="P40">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0">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0">Updated dao360.dll to a newer build that includes the version information (necessary for newer version of NSIS installer). Note that this is only a newer build, not a new version as this was already the most recent version.</text:p>
        </text:list-item>
        <text:list-item>
          <text:p text:style-name="P40">Extensive changes to "for (int i=xxx" type statements to comply with newer ANSI C++ standards that changed the scope of index variables declared within for loops. </text:p>
        </text:list-item>
        <text:list-item>
          <text:p text:style-name="P40">Changed one iterator style for loop that no longer complied with the newer ANSI C++ standards. </text:p>
        </text:list-item>
        <text:list-item>
          <text:p text:style-name="P40">Modified code that received warnings due to mixing signed and unsigned variables by adding casts where necessary and type changes where appropriate so that no warnings are now produced when compiling with warnings level #3.</text:p>
        </text:list-item>
        <text:list-item>
          <text:p text:style-name="P40">Added the complements of the 3 existing Spice conditional macros so that both the normal and the "not" versions are available now.</text:p>
        </text:list-item>
      </text:list>
      <text:p text:style-name="Heading2">Bug fixes</text:p>
      <text:list xml:id="list38506822" text:style-name="L9">
        <text:list-item>
          <text:p text:style-name="P41">Fixed crash that resulted when you attempt to backspace over the line thickness field when editing a schematic line.</text:p>
        </text:list-item>
        <text:list-item>
          <text:p text:style-name="P41">Fixed inconsistent line endings problem with the Spice netlist file and the XML file outputs.</text:p>
        </text:list-item>
      </text:list>
      <text:p text:style-name="Heading2">Known Bugs</text:p>
      <text:p text:style-name="TextBody">All known bugs are tracked at the TinyCAD Bug Tracker on SourceForge.net.</text:p>
      <text:list xml:id="list38642641" text:continue-list="list38637178" text:style-name="Outline">
        <text:list-item>
          <text:list>
            <text:list-item>
              <text:h text:style-name="Heading1" text:outline-level="2"><text:bookmark text:name="__RefHeading__6212_1439623614"/><text:soft-page-break/>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38637425" text:continue-numbering="true" text:style-name="Outline">
        <text:list-item>
          <text:h text:style-name="P30"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38640350"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38623793" text:continue-numbering="true" text:style-name="Outline">
        <text:list-item>
          <text:h text:style-name="P31" text:outline-level="1">FAQ - Frequently Asked Questions – FAQ</text:h>
        </text:list-item>
      </text:list>
      <text:list xml:id="list38512186" text:style-name="L10">
        <text:list-item>
          <text:p text:style-name="P42"><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2"><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2"><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55</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50.00</text:chapter></text:p>
      </style:header>
      <style:footer>
        <text:p text:style-name="_5f_FooterLeft"><text:page-number text:select-page="current">55</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Annotation toolbar</text:chapter></text:p>
      </style:header>
      <style:footer>
        <text:p text:style-name="_5f_FooterRight">Chapter <text:chapter text:display="number" text:outline-level="1">9</text:chapter> <text:span text:style-name="MT1">·</text:span> <text:chapter text:display="name" text:outline-level="1">Toolbar reference</text:chapter><text:tab/><text:page-number text:select-page="current">55</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4"><draw:text-box><text:p text:style-name="MP1"><text:span text:style-name="_5f_ChapterNo"><text:span text:style-name="MT2"><text:chapter text:display="number" text:outline-level="1">9</text:chapter></text:span></text:span></text:p></draw:text-box></draw:frame><draw:frame draw:style-name="Mfr2" draw:name="frameChapterHeader" text:anchor-type="paragraph" svg:x="0.0783in" svg:y="0.6102in" svg:width="2.8346in" svg:height="0.3346in" draw:z-index="16"><draw:text-box><text:p text:style-name="MP2"><text:span text:style-name="MT3"></text:span><text:span text:style-name="MT4"><text:tab/></text:span>Chapter <text:chapter text:display="number" text:outline-level="1">9</text:chapter></text:p></draw:text-box></draw:frame></text:p>
      </style:header>
      <style:footer>
        <text:p text:style-name="_5f_FooterChapterStart"><text:page-number text:select-page="current">55</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55</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55</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55</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0-11T18:51:52.82</dc:date>
    <meta:editing-cycles>240</meta:editing-cycles>
    <meta:editing-duration>PT23H35M58S</meta:editing-duration>
    <meta:document-statistic meta:table-count="0" meta:image-count="17" meta:object-count="2" meta:page-count="72" meta:paragraph-count="745" meta:word-count="17795" meta:character-count="97338"/>
    <meta:user-defined meta:name="Book Title">TinyCAD user manual version 2.70.02</meta:user-defined>
    <meta:user-defined meta:name="Part No"/>
    <meta:user-defined meta:name="Publication Date">August 2010</meta:user-defined>
    <meta:user-defined meta:name="Subtitle"/>
  </office:meta>
</office:document-meta>
</file>